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32.28mm"/>
    </style:style>
    <style:style style:name="co3" style:family="table-column">
      <style:table-column-properties fo:break-before="auto" style:column-width="73.03mm"/>
    </style:style>
    <style:style style:name="co4" style:family="table-column">
      <style:table-column-properties fo:break-before="auto" style:column-width="99.48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48.68mm"/>
    </style:style>
    <style:style style:name="co7" style:family="table-column">
      <style:table-column-properties fo:break-before="auto" style:column-width="38.89mm"/>
    </style:style>
    <style:style style:name="co8" style:family="table-column">
      <style:table-column-properties fo:break-before="auto" style:column-width="87.31mm"/>
    </style:style>
    <style:style style:name="co9" style:family="table-column">
      <style:table-column-properties fo:break-before="auto" style:column-width="79.64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83.61mm"/>
    </style:style>
    <style:style style:name="co12" style:family="table-column">
      <style:table-column-properties fo:break-before="auto" style:column-width="5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Enero">
      <style:table-properties table:display="true" style:writing-mode="lr-tb"/>
    </style:style>
    <style:style style:name="ta2" style:family="table" style:master-page-name="PageStyle_5f_Febrero">
      <style:table-properties table:display="true" style:writing-mode="lr-tb"/>
    </style:style>
    <style:style style:name="ta3" style:family="table" style:master-page-name="PageStyle_5f_Marzo">
      <style:table-properties table:display="true" style:writing-mode="lr-tb"/>
    </style:style>
    <style:style style:name="ta4" style:family="table" style:master-page-name="PageStyle_5f_Abril">
      <style:table-properties table:display="true" style:writing-mode="lr-tb"/>
    </style:style>
    <style:style style:name="ta5" style:family="table" style:master-page-name="PageStyle_5f_Mayo">
      <style:table-properties table:display="true" style:writing-mode="lr-tb"/>
    </style:style>
    <style:style style:name="ta6" style:family="table" style:master-page-name="PageStyle_5f_Junio">
      <style:table-properties table:display="true" style:writing-mode="lr-tb"/>
    </style:style>
    <style:style style:name="ta7" style:family="table" style:master-page-name="PageStyle_5f_Julio">
      <style:table-properties table:display="true" style:writing-mode="lr-tb"/>
    </style:style>
    <style:style style:name="ta8" style:family="table" style:master-page-name="PageStyle_5f_Agosto">
      <style:table-properties table:display="true" style:writing-mode="lr-tb"/>
    </style:style>
    <style:style style:name="ta9" style:family="table" style:master-page-name="PageStyle_5f_Septiembre">
      <style:table-properties table:display="true" style:writing-mode="lr-tb"/>
    </style:style>
    <style:style style:name="ta10" style:family="table" style:master-page-name="PageStyle_5f_Octubre">
      <style:table-properties table:display="true" style:writing-mode="lr-tb"/>
    </style:style>
    <style:style style:name="ta11" style:family="table" style:master-page-name="PageStyle_5f_Noviembre">
      <style:table-properties table:display="true" style:writing-mode="lr-tb"/>
    </style:style>
    <style:style style:name="ta12" style:family="table" style:master-page-name="PageStyle_5f_Diciembre">
      <style:table-properties table:display="true" style:writing-mode="lr-tb"/>
    </style:style>
    <style:style style:name="ce1" style:family="table-cell" style:parent-style-name="Default">
      <style:table-cell-properties fo:background-color="#e46c0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e46c0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1c6979" fo:background-color="#bfbfbf" style:diagonal-bl-tr="none" style:diagonal-tl-br="none" style:text-align-source="fix" style:repeat-content="false" fo:wrap-option="no-wrap" fo:border-left="none" style:direction="ltr" fo:border-right="0.74pt solid #1c697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bfbfbf" style:diagonal-bl-tr="none" style:diagonal-tl-br="none" fo:border-left="none" fo:border-right="0.74pt solid #1c6979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1c6979" fo:background-color="#bfbfbf" style:diagonal-bl-tr="none" style:diagonal-tl-br="none" fo:border-left="none" fo:border-right="0.74pt solid #1c6979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e46c0a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ackground-color="#e46c0a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e46c0a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2.49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2.49pt solid #000000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bfbfb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Aplazado&quot;;&quot;Estudio Keywords&quot;;&quot;Empezado&quot;;&quot;Preparado&quot;;&quot;Publicado&quot;)" table:allow-empty-cell="true" table:display-list="unsorted" table:base-cell-address="Mayo.E10"/>
        <table:content-validation table:name="val2" table:condition="of:cell-content-is-in-list(&quot;Leads&quot;;&quot;Tráfico&quot;;&quot;Enlaces&quot;;&quot;Branding&quot;;&quot;Afiliación&quot;)" table:allow-empty-cell="true" table:display-list="unsorted" table:base-cell-address="Mayo.F10"/>
        <table:content-validation table:name="val3" table:condition="of:cell-content-is-in-list(&quot;Aplazado&quot;;&quot;Estudio Keywords&quot;;&quot;Empezado&quot;;&quot;Preparado&quot;;&quot;Publicado&quot;)" table:allow-empty-cell="true" table:display-list="unsorted" table:base-cell-address="Septiembre.E10"/>
        <table:content-validation table:name="val4" table:condition="of:cell-content-is-in-list(&quot;Leads&quot;;&quot;Tráfico&quot;;&quot;Enlaces&quot;;&quot;Branding&quot;;&quot;Afiliación&quot;)" table:allow-empty-cell="true" table:display-list="unsorted" table:base-cell-address="Septiembre.F10"/>
        <table:content-validation table:name="val5" table:condition="of:cell-content-is-in-list(&quot;Aplazado&quot;;&quot;Estudio Keywords&quot;;&quot;Empezado&quot;;&quot;Preparado&quot;;&quot;Publicado&quot;)" table:allow-empty-cell="true" table:display-list="unsorted" table:base-cell-address="Enero.E10"/>
        <table:content-validation table:name="val6" table:condition="of:cell-content-is-in-list(&quot;Leads&quot;;&quot;Tráfico&quot;;&quot;Enlaces&quot;;&quot;Branding&quot;;&quot;Afiliación&quot;)" table:allow-empty-cell="true" table:display-list="unsorted" table:base-cell-address="Enero.F10"/>
        <table:content-validation table:name="val7" table:condition="of:cell-content-is-in-list(&quot;Aplazado&quot;;&quot;Estudio Keywords&quot;;&quot;Empezado&quot;;&quot;Preparado&quot;;&quot;Publicado&quot;)" table:allow-empty-cell="true" table:display-list="unsorted" table:base-cell-address="Junio.E10"/>
        <table:content-validation table:name="val8" table:condition="of:cell-content-is-in-list(&quot;Leads&quot;;&quot;Tráfico&quot;;&quot;Enlaces&quot;;&quot;Branding&quot;;&quot;Afiliación&quot;)" table:allow-empty-cell="true" table:display-list="unsorted" table:base-cell-address="Junio.F10"/>
        <table:content-validation table:name="val9" table:condition="of:cell-content-is-in-list(&quot;Aplazado&quot;;&quot;Estudio Keywords&quot;;&quot;Empezado&quot;;&quot;Preparado&quot;;&quot;Publicado&quot;)" table:allow-empty-cell="true" table:display-list="unsorted" table:base-cell-address="Julio.E10"/>
        <table:content-validation table:name="val10" table:condition="of:cell-content-is-in-list(&quot;Leads&quot;;&quot;Tráfico&quot;;&quot;Enlaces&quot;;&quot;Branding&quot;;&quot;Afiliación&quot;)" table:allow-empty-cell="true" table:display-list="unsorted" table:base-cell-address="Julio.F10"/>
        <table:content-validation table:name="val11" table:condition="of:cell-content-is-in-list(&quot;Aplazado&quot;;&quot;Estudio Keywords&quot;;&quot;Empezado&quot;;&quot;Preparado&quot;;&quot;Publicado&quot;)" table:allow-empty-cell="true" table:display-list="unsorted" table:base-cell-address="Agosto.E10"/>
        <table:content-validation table:name="val12" table:condition="of:cell-content-is-in-list(&quot;Leads&quot;;&quot;Tráfico&quot;;&quot;Enlaces&quot;;&quot;Branding&quot;;&quot;Afiliación&quot;)" table:allow-empty-cell="true" table:display-list="unsorted" table:base-cell-address="Agosto.F10"/>
        <table:content-validation table:name="val13" table:condition="of:cell-content-is-in-list(&quot;Aplazado&quot;;&quot;Estudio Keywords&quot;;&quot;Empezado&quot;;&quot;Preparado&quot;;&quot;Publicado&quot;)" table:allow-empty-cell="true" table:display-list="unsorted" table:base-cell-address="Diciembre.E10"/>
        <table:content-validation table:name="val14" table:condition="of:cell-content-is-in-list(&quot;Leads&quot;;&quot;Tráfico&quot;;&quot;Enlaces&quot;;&quot;Branding&quot;;&quot;Afiliación&quot;)" table:allow-empty-cell="true" table:display-list="unsorted" table:base-cell-address="Diciembre.F10"/>
        <table:content-validation table:name="val15" table:condition="of:cell-content-is-in-list(&quot;Aplazado&quot;;&quot;Estudio Keywords&quot;;&quot;Empezado&quot;;&quot;Preparado&quot;;&quot;Publicado&quot;)" table:allow-empty-cell="true" table:display-list="unsorted" table:base-cell-address="Noviembre.E10"/>
        <table:content-validation table:name="val16" table:condition="of:cell-content-is-in-list(&quot;Leads&quot;;&quot;Tráfico&quot;;&quot;Enlaces&quot;;&quot;Branding&quot;;&quot;Afiliación&quot;)" table:allow-empty-cell="true" table:display-list="unsorted" table:base-cell-address="Noviembre.F10"/>
        <table:content-validation table:name="val17" table:condition="of:cell-content-is-in-list(&quot;Aplazado&quot;;&quot;Estudio Keywords&quot;;&quot;Empezado&quot;;&quot;Preparado&quot;;&quot;Publicado&quot;)" table:allow-empty-cell="true" table:display-list="unsorted" table:base-cell-address="Octubre.E10"/>
        <table:content-validation table:name="val18" table:condition="of:cell-content-is-in-list(&quot;Leads&quot;;&quot;Tráfico&quot;;&quot;Enlaces&quot;;&quot;Branding&quot;;&quot;Afiliación&quot;)" table:allow-empty-cell="true" table:display-list="unsorted" table:base-cell-address="Octubre.F10"/>
      </table:content-validations>
      <table:table table:name="Ener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ENER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22" table:content-validation-name="val1" office:value-type="string" calcext:value-type="string">
            <text:p>Estudio Keywords</text:p>
          </table:table-cell>
          <table:table-cell table:style-name="ce24" table:content-validation-name="val2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23" table:content-validation-name="val1" office:value-type="string" calcext:value-type="string">
            <text:p>Preparado</text:p>
          </table:table-cell>
          <table:table-cell table:style-name="ce14" table:content-validation-name="val2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23" table:content-validation-name="val1" office:value-type="string" calcext:value-type="string">
            <text:p>Preparado</text:p>
          </table:table-cell>
          <table:table-cell table:style-name="ce14" table:content-validation-name="val2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22" table:content-validation-name="val1" office:value-type="string" calcext:value-type="string">
            <text:p>Estudio Keywords</text:p>
          </table:table-cell>
          <table:table-cell table:style-name="ce24" table:content-validation-name="val2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23" table:content-validation-name="val1" office:value-type="string" calcext:value-type="string">
            <text:p>Preparado</text:p>
          </table:table-cell>
          <table:table-cell table:style-name="ce14" table:content-validation-name="val2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nero.E10:Enero.E10 Enero.E17:Enero.E17 Enero.E24:Enero.E24 Enero.E31:Enero.E31 Enero.E38:Enero.E38">
            <calcext:condition calcext:apply-style-name="ConditionalStyle_120" calcext:value="contains-text(&quot;Aplaz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9" calcext:value="contains-text(&quot;Estudio Keywords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8" calcext:value="contains-text(&quot;Empez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7" calcext:value="contains-text(&quot;Prepar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6" calcext:value="contains-text(&quot;Public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5" calcext:value="contains-text(&quot;Aplaz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4" calcext:value="contains-text(&quot;Estudio Keywords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3" calcext:value="contains-text(&quot;Empez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2" calcext:value="contains-text(&quot;Preparado&quot;)" calcext:base-cell-address="Enero.E10"/>
          </calcext:conditional-format>
          <calcext:conditional-format calcext:target-range-address="Enero.E10:Enero.E10 Enero.E17:Enero.E17 Enero.E24:Enero.E24 Enero.E31:Enero.E31 Enero.E38:Enero.E38">
            <calcext:condition calcext:apply-style-name="ConditionalStyle_111" calcext:value="contains-text(&quot;Publicado&quot;)" calcext:base-cell-address="Enero.E10"/>
          </calcext:conditional-format>
        </calcext:conditional-formats>
      </table:table>
      <table:table table:name="Febrero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FEBRER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52" table:content-validation-name="val3" office:value-type="string" calcext:value-type="string">
            <text:p>Estudio Keywords</text:p>
          </table:table-cell>
          <table:table-cell table:style-name="ce24" table:content-validation-name="val4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53" table:content-validation-name="val3" office:value-type="string" calcext:value-type="string">
            <text:p>Preparado</text:p>
          </table:table-cell>
          <table:table-cell table:style-name="ce14" table:content-validation-name="val4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53" table:content-validation-name="val3" office:value-type="string" calcext:value-type="string">
            <text:p>Preparado</text:p>
          </table:table-cell>
          <table:table-cell table:style-name="ce14" table:content-validation-name="val4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52" table:content-validation-name="val3" office:value-type="string" calcext:value-type="string">
            <text:p>Estudio Keywords</text:p>
          </table:table-cell>
          <table:table-cell table:style-name="ce24" table:content-validation-name="val4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53" table:content-validation-name="val3" office:value-type="string" calcext:value-type="string">
            <text:p>Preparado</text:p>
          </table:table-cell>
          <table:table-cell table:style-name="ce14" table:content-validation-name="val4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brero.E10:Febrero.E10 Febrero.E17:Febrero.E17 Febrero.E24:Febrero.E24 Febrero.E31:Febrero.E31 Febrero.E38:Febrero.E38">
            <calcext:condition calcext:apply-style-name="ConditionalStyle_110" calcext:value="contains-text(&quot;Aplaz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9" calcext:value="contains-text(&quot;Estudio Keywords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8" calcext:value="contains-text(&quot;Empez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7" calcext:value="contains-text(&quot;Prepar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6" calcext:value="contains-text(&quot;Public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5" calcext:value="contains-text(&quot;Aplaz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4" calcext:value="contains-text(&quot;Estudio Keywords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3" calcext:value="contains-text(&quot;Empez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2" calcext:value="contains-text(&quot;Preparado&quot;)" calcext:base-cell-address="Febrero.E10"/>
          </calcext:conditional-format>
          <calcext:conditional-format calcext:target-range-address="Febrero.E10:Febrero.E10 Febrero.E17:Febrero.E17 Febrero.E24:Febrero.E24 Febrero.E31:Febrero.E31 Febrero.E38:Febrero.E38">
            <calcext:condition calcext:apply-style-name="ConditionalStyle_101" calcext:value="contains-text(&quot;Publicado&quot;)" calcext:base-cell-address="Febrero.E10"/>
          </calcext:conditional-format>
        </calcext:conditional-formats>
      </table:table>
      <table:table table:name="Marzo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MARZ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54" table:content-validation-name="val5" office:value-type="string" calcext:value-type="string">
            <text:p>Estudio Keywords</text:p>
          </table:table-cell>
          <table:table-cell table:style-name="ce24" table:content-validation-name="val6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55" table:content-validation-name="val5" office:value-type="string" calcext:value-type="string">
            <text:p>Preparado</text:p>
          </table:table-cell>
          <table:table-cell table:style-name="ce14" table:content-validation-name="val6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55" table:content-validation-name="val5" office:value-type="string" calcext:value-type="string">
            <text:p>Preparado</text:p>
          </table:table-cell>
          <table:table-cell table:style-name="ce14" table:content-validation-name="val6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54" table:content-validation-name="val5" office:value-type="string" calcext:value-type="string">
            <text:p>Estudio Keywords</text:p>
          </table:table-cell>
          <table:table-cell table:style-name="ce24" table:content-validation-name="val6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55" table:content-validation-name="val5" office:value-type="string" calcext:value-type="string">
            <text:p>Preparado</text:p>
          </table:table-cell>
          <table:table-cell table:style-name="ce14" table:content-validation-name="val6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rzo.E10:Marzo.E10 Marzo.E17:Marzo.E17 Marzo.E24:Marzo.E24 Marzo.E31:Marzo.E31 Marzo.E38:Marzo.E38">
            <calcext:condition calcext:apply-style-name="ConditionalStyle_100" calcext:value="contains-text(&quot;Aplaz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9" calcext:value="contains-text(&quot;Estudio Keywords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8" calcext:value="contains-text(&quot;Empez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7" calcext:value="contains-text(&quot;Prepar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6" calcext:value="contains-text(&quot;Public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5" calcext:value="contains-text(&quot;Aplaz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4" calcext:value="contains-text(&quot;Estudio Keywords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3" calcext:value="contains-text(&quot;Empez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2" calcext:value="contains-text(&quot;Preparado&quot;)" calcext:base-cell-address="Marzo.E10"/>
          </calcext:conditional-format>
          <calcext:conditional-format calcext:target-range-address="Marzo.E10:Marzo.E10 Marzo.E17:Marzo.E17 Marzo.E24:Marzo.E24 Marzo.E31:Marzo.E31 Marzo.E38:Marzo.E38">
            <calcext:condition calcext:apply-style-name="ConditionalStyle_91" calcext:value="contains-text(&quot;Publicado&quot;)" calcext:base-cell-address="Marzo.E10"/>
          </calcext:conditional-format>
        </calcext:conditional-formats>
      </table:table>
      <table:table table:name="Abril" table:style-name="ta4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ABRIL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56" table:content-validation-name="val7" office:value-type="string" calcext:value-type="string">
            <text:p>Estudio Keywords</text:p>
          </table:table-cell>
          <table:table-cell table:style-name="ce24" table:content-validation-name="val8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57" table:content-validation-name="val7" office:value-type="string" calcext:value-type="string">
            <text:p>Preparado</text:p>
          </table:table-cell>
          <table:table-cell table:style-name="ce14" table:content-validation-name="val8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57" table:content-validation-name="val7" office:value-type="string" calcext:value-type="string">
            <text:p>Preparado</text:p>
          </table:table-cell>
          <table:table-cell table:style-name="ce14" table:content-validation-name="val8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56" table:content-validation-name="val7" office:value-type="string" calcext:value-type="string">
            <text:p>Estudio Keywords</text:p>
          </table:table-cell>
          <table:table-cell table:style-name="ce24" table:content-validation-name="val8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57" table:content-validation-name="val7" office:value-type="string" calcext:value-type="string">
            <text:p>Preparado</text:p>
          </table:table-cell>
          <table:table-cell table:style-name="ce14" table:content-validation-name="val8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bril.E10:Abril.E10 Abril.E17:Abril.E17 Abril.E24:Abril.E24 Abril.E31:Abril.E31 Abril.E38:Abril.E38">
            <calcext:condition calcext:apply-style-name="ConditionalStyle_90" calcext:value="contains-text(&quot;Aplaz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9" calcext:value="contains-text(&quot;Estudio Keywords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8" calcext:value="contains-text(&quot;Empez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7" calcext:value="contains-text(&quot;Prepar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6" calcext:value="contains-text(&quot;Public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5" calcext:value="contains-text(&quot;Aplaz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4" calcext:value="contains-text(&quot;Estudio Keywords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3" calcext:value="contains-text(&quot;Empez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2" calcext:value="contains-text(&quot;Preparado&quot;)" calcext:base-cell-address="Abril.E10"/>
          </calcext:conditional-format>
          <calcext:conditional-format calcext:target-range-address="Abril.E10:Abril.E10 Abril.E17:Abril.E17 Abril.E24:Abril.E24 Abril.E31:Abril.E31 Abril.E38:Abril.E38">
            <calcext:condition calcext:apply-style-name="ConditionalStyle_81" calcext:value="contains-text(&quot;Publicado&quot;)" calcext:base-cell-address="Abril.E10"/>
          </calcext:conditional-format>
        </calcext:conditional-formats>
      </table:table>
      <table:table table:name="Mayo" table:style-name="ta5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MAY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58" table:content-validation-name="val9" office:value-type="string" calcext:value-type="string">
            <text:p>Estudio Keywords</text:p>
          </table:table-cell>
          <table:table-cell table:style-name="ce24" table:content-validation-name="val10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59" table:content-validation-name="val9" office:value-type="string" calcext:value-type="string">
            <text:p>Preparado</text:p>
          </table:table-cell>
          <table:table-cell table:style-name="ce14" table:content-validation-name="val10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59" table:content-validation-name="val9" office:value-type="string" calcext:value-type="string">
            <text:p>Preparado</text:p>
          </table:table-cell>
          <table:table-cell table:style-name="ce14" table:content-validation-name="val10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58" table:content-validation-name="val9" office:value-type="string" calcext:value-type="string">
            <text:p>Estudio Keywords</text:p>
          </table:table-cell>
          <table:table-cell table:style-name="ce24" table:content-validation-name="val10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59" table:content-validation-name="val9" office:value-type="string" calcext:value-type="string">
            <text:p>Preparado</text:p>
          </table:table-cell>
          <table:table-cell table:style-name="ce14" table:content-validation-name="val10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yo.E10:Mayo.E10 Mayo.E17:Mayo.E17 Mayo.E24:Mayo.E24 Mayo.E31:Mayo.E31 Mayo.E38:Mayo.E38">
            <calcext:condition calcext:apply-style-name="ConditionalStyle_80" calcext:value="contains-text(&quot;Aplaz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9" calcext:value="contains-text(&quot;Estudio Keywords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8" calcext:value="contains-text(&quot;Empez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7" calcext:value="contains-text(&quot;Prepar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6" calcext:value="contains-text(&quot;Public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5" calcext:value="contains-text(&quot;Aplaz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4" calcext:value="contains-text(&quot;Estudio Keywords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3" calcext:value="contains-text(&quot;Empez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2" calcext:value="contains-text(&quot;Preparado&quot;)" calcext:base-cell-address="Mayo.E10"/>
          </calcext:conditional-format>
          <calcext:conditional-format calcext:target-range-address="Mayo.E10:Mayo.E10 Mayo.E17:Mayo.E17 Mayo.E24:Mayo.E24 Mayo.E31:Mayo.E31 Mayo.E38:Mayo.E38">
            <calcext:condition calcext:apply-style-name="ConditionalStyle_71" calcext:value="contains-text(&quot;Publicado&quot;)" calcext:base-cell-address="Mayo.E10"/>
          </calcext:conditional-format>
        </calcext:conditional-formats>
      </table:table>
      <table:table table:name="Junio" table:style-name="ta6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JUNI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60" table:content-validation-name="val11" office:value-type="string" calcext:value-type="string">
            <text:p>Estudio Keywords</text:p>
          </table:table-cell>
          <table:table-cell table:style-name="ce24" table:content-validation-name="val12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61" table:content-validation-name="val11" office:value-type="string" calcext:value-type="string">
            <text:p>Preparado</text:p>
          </table:table-cell>
          <table:table-cell table:style-name="ce14" table:content-validation-name="val12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61" table:content-validation-name="val11" office:value-type="string" calcext:value-type="string">
            <text:p>Preparado</text:p>
          </table:table-cell>
          <table:table-cell table:style-name="ce14" table:content-validation-name="val12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60" table:content-validation-name="val11" office:value-type="string" calcext:value-type="string">
            <text:p>Estudio Keywords</text:p>
          </table:table-cell>
          <table:table-cell table:style-name="ce24" table:content-validation-name="val12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61" table:content-validation-name="val11" office:value-type="string" calcext:value-type="string">
            <text:p>Preparado</text:p>
          </table:table-cell>
          <table:table-cell table:style-name="ce14" table:content-validation-name="val12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nio.E10:Junio.E10 Junio.E17:Junio.E17 Junio.E24:Junio.E24 Junio.E31:Junio.E31 Junio.E38:Junio.E38">
            <calcext:condition calcext:apply-style-name="ConditionalStyle_70" calcext:value="contains-text(&quot;Aplaz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9" calcext:value="contains-text(&quot;Estudio Keywords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8" calcext:value="contains-text(&quot;Empez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7" calcext:value="contains-text(&quot;Prepar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6" calcext:value="contains-text(&quot;Public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5" calcext:value="contains-text(&quot;Aplaz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4" calcext:value="contains-text(&quot;Estudio Keywords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3" calcext:value="contains-text(&quot;Empez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2" calcext:value="contains-text(&quot;Preparado&quot;)" calcext:base-cell-address="Junio.E10"/>
          </calcext:conditional-format>
          <calcext:conditional-format calcext:target-range-address="Junio.E10:Junio.E10 Junio.E17:Junio.E17 Junio.E24:Junio.E24 Junio.E31:Junio.E31 Junio.E38:Junio.E38">
            <calcext:condition calcext:apply-style-name="ConditionalStyle_61" calcext:value="contains-text(&quot;Publicado&quot;)" calcext:base-cell-address="Junio.E10"/>
          </calcext:conditional-format>
        </calcext:conditional-formats>
      </table:table>
      <table:table table:name="Julio" table:style-name="ta7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JULI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62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6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6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62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6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lio.E10:Julio.E10 Julio.E17:Julio.E17 Julio.E24:Julio.E24 Julio.E31:Julio.E31 Julio.E38:Julio.E38">
            <calcext:condition calcext:apply-style-name="ConditionalStyle_60" calcext:value="contains-text(&quot;Aplaz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9" calcext:value="contains-text(&quot;Estudio Keywords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8" calcext:value="contains-text(&quot;Empez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7" calcext:value="contains-text(&quot;Prepar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6" calcext:value="contains-text(&quot;Public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5" calcext:value="contains-text(&quot;Aplaz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4" calcext:value="contains-text(&quot;Estudio Keywords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3" calcext:value="contains-text(&quot;Empez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2" calcext:value="contains-text(&quot;Preparado&quot;)" calcext:base-cell-address="Julio.E10"/>
          </calcext:conditional-format>
          <calcext:conditional-format calcext:target-range-address="Julio.E10:Julio.E10 Julio.E17:Julio.E17 Julio.E24:Julio.E24 Julio.E31:Julio.E31 Julio.E38:Julio.E38">
            <calcext:condition calcext:apply-style-name="ConditionalStyle_51" calcext:value="contains-text(&quot;Publicado&quot;)" calcext:base-cell-address="Julio.E10"/>
          </calcext:conditional-format>
        </calcext:conditional-formats>
      </table:table>
      <table:table table:name="Agosto" table:style-name="ta8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AGOSTO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64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65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65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64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65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gosto.E10:Agosto.E10 Agosto.E17:Agosto.E17 Agosto.E24:Agosto.E24 Agosto.E31:Agosto.E31 Agosto.E38:Agosto.E38">
            <calcext:condition calcext:apply-style-name="ConditionalStyle_50" calcext:value="contains-text(&quot;Aplaz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9" calcext:value="contains-text(&quot;Estudio Keywords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8" calcext:value="contains-text(&quot;Empez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7" calcext:value="contains-text(&quot;Prepar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6" calcext:value="contains-text(&quot;Public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5" calcext:value="contains-text(&quot;Aplaz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4" calcext:value="contains-text(&quot;Estudio Keywords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3" calcext:value="contains-text(&quot;Empez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2" calcext:value="contains-text(&quot;Preparado&quot;)" calcext:base-cell-address="Agosto.E10"/>
          </calcext:conditional-format>
          <calcext:conditional-format calcext:target-range-address="Agosto.E10:Agosto.E10 Agosto.E17:Agosto.E17 Agosto.E24:Agosto.E24 Agosto.E31:Agosto.E31 Agosto.E38:Agosto.E38">
            <calcext:condition calcext:apply-style-name="ConditionalStyle_41" calcext:value="contains-text(&quot;Publicado&quot;)" calcext:base-cell-address="Agosto.E10"/>
          </calcext:conditional-format>
        </calcext:conditional-formats>
      </table:table>
      <table:table table:name="Septiembre" table:style-name="ta9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SEPTIEMBRE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66" table:content-validation-name="val15" office:value-type="string" calcext:value-type="string">
            <text:p>Estudio Keywords</text:p>
          </table:table-cell>
          <table:table-cell table:style-name="ce24" table:content-validation-name="val16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67" table:content-validation-name="val15" office:value-type="string" calcext:value-type="string">
            <text:p>Preparado</text:p>
          </table:table-cell>
          <table:table-cell table:style-name="ce14" table:content-validation-name="val16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67" table:content-validation-name="val15" office:value-type="string" calcext:value-type="string">
            <text:p>Preparado</text:p>
          </table:table-cell>
          <table:table-cell table:style-name="ce14" table:content-validation-name="val16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66" table:content-validation-name="val15" office:value-type="string" calcext:value-type="string">
            <text:p>Estudio Keywords</text:p>
          </table:table-cell>
          <table:table-cell table:style-name="ce24" table:content-validation-name="val16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67" table:content-validation-name="val15" office:value-type="string" calcext:value-type="string">
            <text:p>Preparado</text:p>
          </table:table-cell>
          <table:table-cell table:style-name="ce14" table:content-validation-name="val16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40" calcext:value="contains-text(&quot;Aplaz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9" calcext:value="contains-text(&quot;Estudio Keywords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8" calcext:value="contains-text(&quot;Empez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7" calcext:value="contains-text(&quot;Prepar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6" calcext:value="contains-text(&quot;Public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5" calcext:value="contains-text(&quot;Aplaz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4" calcext:value="contains-text(&quot;Estudio Keywords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3" calcext:value="contains-text(&quot;Empez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2" calcext:value="contains-text(&quot;Preparado&quot;)" calcext:base-cell-address="Septiembre.E10"/>
          </calcext:conditional-format>
          <calcext:conditional-format calcext:target-range-address="Septiembre.E10:Septiembre.E10 Septiembre.E17:Septiembre.E17 Septiembre.E24:Septiembre.E24 Septiembre.E31:Septiembre.E31 Septiembre.E38:Septiembre.E38">
            <calcext:condition calcext:apply-style-name="ConditionalStyle_31" calcext:value="contains-text(&quot;Publicado&quot;)" calcext:base-cell-address="Septiembre.E10"/>
          </calcext:conditional-format>
        </calcext:conditional-formats>
      </table:table>
      <table:table table:name="Octubre" table:style-name="ta10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OCTUBRE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68" table:content-validation-name="val17" office:value-type="string" calcext:value-type="string">
            <text:p>Estudio Keywords</text:p>
          </table:table-cell>
          <table:table-cell table:style-name="ce24" table:content-validation-name="val18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69" table:content-validation-name="val17" office:value-type="string" calcext:value-type="string">
            <text:p>Preparado</text:p>
          </table:table-cell>
          <table:table-cell table:style-name="ce14" table:content-validation-name="val18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69" table:content-validation-name="val17" office:value-type="string" calcext:value-type="string">
            <text:p>Preparado</text:p>
          </table:table-cell>
          <table:table-cell table:style-name="ce14" table:content-validation-name="val18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68" table:content-validation-name="val17" office:value-type="string" calcext:value-type="string">
            <text:p>Estudio Keywords</text:p>
          </table:table-cell>
          <table:table-cell table:style-name="ce24" table:content-validation-name="val18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69" table:content-validation-name="val17" office:value-type="string" calcext:value-type="string">
            <text:p>Preparado</text:p>
          </table:table-cell>
          <table:table-cell table:style-name="ce14" table:content-validation-name="val18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ctubre.E10:Octubre.E10 Octubre.E17:Octubre.E17 Octubre.E24:Octubre.E24 Octubre.E31:Octubre.E31 Octubre.E38:Octubre.E38">
            <calcext:condition calcext:apply-style-name="ConditionalStyle_30" calcext:value="contains-text(&quot;Aplaz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9" calcext:value="contains-text(&quot;Estudio Keywords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8" calcext:value="contains-text(&quot;Empez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7" calcext:value="contains-text(&quot;Prepar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6" calcext:value="contains-text(&quot;Public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5" calcext:value="contains-text(&quot;Aplaz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4" calcext:value="contains-text(&quot;Estudio Keywords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3" calcext:value="contains-text(&quot;Empez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2" calcext:value="contains-text(&quot;Preparado&quot;)" calcext:base-cell-address="Octubre.E10"/>
          </calcext:conditional-format>
          <calcext:conditional-format calcext:target-range-address="Octubre.E10:Octubre.E10 Octubre.E17:Octubre.E17 Octubre.E24:Octubre.E24 Octubre.E31:Octubre.E31 Octubre.E38:Octubre.E38">
            <calcext:condition calcext:apply-style-name="ConditionalStyle_21" calcext:value="contains-text(&quot;Publicado&quot;)" calcext:base-cell-address="Octubre.E10"/>
          </calcext:conditional-format>
        </calcext:conditional-formats>
      </table:table>
      <table:table table:name="Noviembre" table:style-name="ta1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NOVIEMBRE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70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71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71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70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71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20" calcext:value="contains-text(&quot;Aplaz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9" calcext:value="contains-text(&quot;Estudio Keywords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8" calcext:value="contains-text(&quot;Empez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7" calcext:value="contains-text(&quot;Prepar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6" calcext:value="contains-text(&quot;Public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5" calcext:value="contains-text(&quot;Aplaz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4" calcext:value="contains-text(&quot;Estudio Keywords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3" calcext:value="contains-text(&quot;Empez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2" calcext:value="contains-text(&quot;Preparado&quot;)" calcext:base-cell-address="Noviembre.E10"/>
          </calcext:conditional-format>
          <calcext:conditional-format calcext:target-range-address="Noviembre.E10:Noviembre.E10 Noviembre.E17:Noviembre.E17 Noviembre.E24:Noviembre.E24 Noviembre.E31:Noviembre.E31 Noviembre.E38:Noviembre.E38">
            <calcext:condition calcext:apply-style-name="ConditionalStyle_11" calcext:value="contains-text(&quot;Publicado&quot;)" calcext:base-cell-address="Noviembre.E10"/>
          </calcext:conditional-format>
        </calcext:conditional-formats>
      </table:table>
      <table:table table:name="Diciembre" table:style-name="ta12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3">
            <text:p>CALENDARIO EDITORIAL DICIEMBRE</text:p>
          </table:table-cell>
          <table:covered-table-cell table:number-columns-repeated="20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covered-table-cell table:number-columns-repeated="21" table:style-name="ce2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1" table:number-rows-spanned="3">
            <text:p>Semana</text:p>
          </table:table-cell>
          <table:table-cell table:style-name="ce9" office:value-type="string" calcext:value-type="string" table:number-columns-spanned="1" table:number-rows-spanned="3">
            <text:p>Día</text:p>
          </table:table-cell>
          <table:table-cell table:style-name="ce9" office:value-type="string" calcext:value-type="string" table:number-columns-spanned="1" table:number-rows-spanned="3">
            <text:p>Autor</text:p>
          </table:table-cell>
          <table:table-cell table:style-name="ce9" office:value-type="string" calcext:value-type="string" table:number-columns-spanned="1" table:number-rows-spanned="3">
            <text:p>Categoría</text:p>
          </table:table-cell>
          <table:table-cell table:style-name="ce9" office:value-type="string" calcext:value-type="string" table:number-columns-spanned="1" table:number-rows-spanned="3">
            <text:p>Estado</text:p>
          </table:table-cell>
          <table:table-cell table:style-name="ce9" office:value-type="string" calcext:value-type="string" table:number-columns-spanned="1" table:number-rows-spanned="3">
            <text:p>Objetivo</text:p>
          </table:table-cell>
          <table:table-cell table:style-name="ce25" office:value-type="string" calcext:value-type="string" table:number-columns-spanned="1" table:number-rows-spanned="3">
            <text:p>Titulo</text:p>
          </table:table-cell>
          <table:table-cell table:style-name="ce25" office:value-type="string" calcext:value-type="string" table:number-columns-spanned="1" table:number-rows-spanned="3">
            <text:p>Descripción</text:p>
          </table:table-cell>
          <table:table-cell table:style-name="ce9" office:value-type="string" calcext:value-type="string" table:number-columns-spanned="1" table:number-rows-spanned="3">
            <text:p>Palabra clave</text:p>
          </table:table-cell>
          <table:table-cell table:style-name="ce36" office:value-type="string" calcext:value-type="string" table:number-columns-spanned="1" table:number-rows-spanned="3">
            <text:p>Sinónimas, Semánticas, LSI</text:p>
          </table:table-cell>
          <table:table-cell table:style-name="ce36" office:value-type="string" calcext:value-type="string" table:number-columns-spanned="1" table:number-rows-spanned="3">
            <text:p>Encabezado H1</text:p>
          </table:table-cell>
          <table:table-cell table:style-name="ce36" office:value-type="string" calcext:value-type="string" table:number-columns-spanned="1" table:number-rows-spanned="3">
            <text:p>Encabezados H2</text:p>
          </table:table-cell>
          <table:table-cell table:style-name="ce36" office:value-type="string" calcext:value-type="string" table:number-columns-spanned="1" table:number-rows-spanned="3">
            <text:p>Enlazado Interno</text:p>
          </table:table-cell>
          <table:table-cell table:style-name="ce36" office:value-type="string" calcext:value-type="string" table:number-columns-spanned="1" table:number-rows-spanned="3">
            <text:p>Enlazado Externo</text:p>
          </table:table-cell>
          <table:table-cell table:style-name="ce9" office:value-type="string" calcext:value-type="string" table:number-columns-spanned="1" table:number-rows-spanned="3">
            <text:p>URL</text:p>
          </table:table-cell>
          <table:table-cell table:style-name="ce39" office:value-type="string" calcext:value-type="string" table:number-columns-spanned="5" table:number-rows-spanned="1">
            <text:p>Tipo de contenido</text:p>
          </table:table-cell>
          <table:covered-table-cell table:number-columns-repeated="3" table:style-name="ce47"/>
          <table:covered-table-cell table:style-name="ce11"/>
          <table:table-cell table:style-name="ce39" office:value-type="string" calcext:value-type="string" table:number-columns-spanned="1" table:number-rows-spanned="2">
            <text:p>Especificaciones contenido</text:p>
          </table:table-cell>
          <table:table-cell table:number-columns-repeated="1003"/>
        </table:table-row>
        <table:table-row table:style-name="ro1">
          <table:covered-table-cell table:style-name="ce4"/>
          <table:covered-table-cell table:number-columns-repeated="14" table:style-name="ce10"/>
          <table:table-cell table:style-name="ce40" office:value-type="string" calcext:value-type="string">
            <text:p>Texto</text:p>
          </table:table-cell>
          <table:table-cell table:style-name="ce40" office:value-type="string" calcext:value-type="string">
            <text:p>Imagen</text:p>
          </table:table-cell>
          <table:table-cell table:style-name="ce40" office:value-type="string" calcext:value-type="string">
            <text:p>Vídeo</text:p>
          </table:table-cell>
          <table:table-cell table:style-name="ce40" office:value-type="string" calcext:value-type="string">
            <text:p>Infografía</text:p>
          </table:table-cell>
          <table:table-cell table:style-name="ce40" office:value-type="string" calcext:value-type="string">
            <text:p>Audio</text:p>
          </table:table-cell>
          <table:covered-table-cell table:style-name="ce11"/>
          <table:table-cell table:number-columns-repeated="1003"/>
        </table:table-row>
        <table:table-row table:style-name="ro1">
          <table:covered-table-cell table:style-name="ce5"/>
          <table:covered-table-cell table:number-columns-repeated="14" table:style-name="ce11"/>
          <table:table-cell table:style-name="ce41" table:number-columns-repeated="5"/>
          <table:table-cell table:style-name="ce48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1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/>
          <table:table-cell table:style-name="ce20"/>
          <table:table-cell table:style-name="ce72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27" table:number-columns-repeated="2"/>
          <table:table-cell table:style-name="ce34"/>
          <table:table-cell table:style-name="ce33"/>
          <table:table-cell table:style-name="ce37"/>
          <table:table-cell table:style-name="ce33"/>
          <table:table-cell table:style-name="ce34"/>
          <table:table-cell table:style-name="ce18"/>
          <table:table-cell table:style-name="ce38"/>
          <table:table-cell table:style-name="ce43" table:number-columns-repeated="2"/>
          <table:table-cell table:style-name="ce44"/>
          <table:table-cell table:style-name="ce43"/>
          <table:table-cell table:style-name="ce44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4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2</text:p>
          </table:table-cell>
          <table:table-cell table:style-name="ce12" office:value-type="string" calcext:value-type="string">
            <text:p>Lu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5" table:number-columns-repeated="2"/>
          <table:table-cell table:style-name="ce7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29" table:number-columns-repeated="2"/>
          <table:table-cell table:style-name="ce18" table:number-columns-repeated="7"/>
          <table:table-cell table:style-name="ce12" table:number-columns-repeated="2"/>
          <table:table-cell table:style-name="ce42" table:number-columns-repeated="3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4" table:number-columns-repeated="4"/>
          <table:table-cell table:style-name="ce26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6" table:number-columns-repeated="4"/>
          <table:table-cell table:style-name="ce28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3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 table:number-columns-repeated="2"/>
          <table:table-cell table:style-name="ce7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31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4"/>
          <table:table-cell table:style-name="ce32" table:number-columns-repeated="2"/>
          <table:table-cell table:style-name="ce19" table:number-columns-repeated="7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4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4"/>
          <table:table-cell table:style-name="ce30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/>
          <table:table-cell table:style-name="ce18"/>
          <table:table-cell table:style-name="ce21"/>
          <table:table-cell table:style-name="ce72" table:content-validation-name="val13" office:value-type="string" calcext:value-type="string">
            <text:p>Estudio Keywords</text:p>
          </table:table-cell>
          <table:table-cell table:style-name="ce24" table:content-validation-name="val14"/>
          <table:table-cell table:style-name="ce33" table:number-columns-repeated="2"/>
          <table:table-cell table:style-name="ce35" table:number-columns-repeated="2"/>
          <table:table-cell table:style-name="ce37"/>
          <table:table-cell table:style-name="ce35" table:number-columns-repeated="2"/>
          <table:table-cell table:style-name="ce37"/>
          <table:table-cell table:style-name="ce38"/>
          <table:table-cell table:style-name="ce46"/>
          <table:table-cell table:style-name="ce44" table:number-columns-repeated="4"/>
          <table:table-cell table:style-name="ce51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>
          <table:table-cell table:style-name="ce6" office:value-type="string" calcext:value-type="string" table:number-columns-spanned="1" table:number-rows-spanned="7">
            <text:p>S5</text:p>
          </table:table-cell>
          <table:table-cell table:style-name="ce12" office:value-type="string" calcext:value-type="string">
            <text:p>Lu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art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Miércol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Jueves</text:p>
          </table:table-cell>
          <table:table-cell table:style-name="ce18"/>
          <table:table-cell table:style-name="ce17"/>
          <table:table-cell table:style-name="ce73" table:content-validation-name="val13" office:value-type="string" calcext:value-type="string">
            <text:p>Preparado</text:p>
          </table:table-cell>
          <table:table-cell table:style-name="ce14" table:content-validation-name="val14"/>
          <table:table-cell table:style-name="ce18" table:number-columns-repeated="2"/>
          <table:table-cell table:style-name="ce17" table:number-columns-repeated="7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Viernes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7"/>
          <table:table-cell table:style-name="ce12" office:value-type="string" calcext:value-type="string">
            <text:p>Sábado</text:p>
          </table:table-cell>
          <table:table-cell table:style-name="ce17" table:number-columns-repeated="13"/>
          <table:table-cell table:style-name="ce42" table:number-columns-repeated="5"/>
          <table:table-cell table:style-name="ce49"/>
          <table:table-cell table:number-columns-repeated="1003"/>
        </table:table-row>
        <table:table-row table:style-name="ro1">
          <table:covered-table-cell table:style-name="ce8"/>
          <table:table-cell table:style-name="ce13" office:value-type="string" calcext:value-type="string">
            <text:p>Domingo</text:p>
          </table:table-cell>
          <table:table-cell table:style-name="ce19" table:number-columns-repeated="13"/>
          <table:table-cell table:style-name="ce45" table:number-columns-repeated="5"/>
          <table:table-cell table:style-name="ce50"/>
          <table:table-cell table:number-columns-repeated="1003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10" calcext:value="contains-text(&quot;Aplaz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9" calcext:value="contains-text(&quot;Estudio Keywords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8" calcext:value="contains-text(&quot;Empez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7" calcext:value="contains-text(&quot;Prepar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6" calcext:value="contains-text(&quot;Public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5" calcext:value="contains-text(&quot;Aplaz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4" calcext:value="contains-text(&quot;Estudio Keywords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3" calcext:value="contains-text(&quot;Empez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2" calcext:value="contains-text(&quot;Preparado&quot;)" calcext:base-cell-address="Diciembre.E10"/>
          </calcext:conditional-format>
          <calcext:conditional-format calcext:target-range-address="Diciembre.E10:Diciembre.E10 Diciembre.E17:Diciembre.E17 Diciembre.E24:Diciembre.E24 Diciembre.E31:Diciembre.E31 Diciembre.E38:Diciembre.E38">
            <calcext:condition calcext:apply-style-name="ConditionalStyle_1" calcext:value="contains-text(&quot;Publicado&quot;)" calcext:base-cell-address="Diciembre.E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00" style:display-name="ConditionalStyle_100" style:family="table-cell" style:parent-style-name="Default">
      <style:table-cell-properties fo:background-color="#f4c7c3"/>
    </style:style>
    <style:style style:name="ConditionalStyle_5f_99" style:display-name="ConditionalStyle_99" style:family="table-cell" style:parent-style-name="Default">
      <style:table-cell-properties fo:background-color="#fce8b2"/>
    </style:style>
    <style:style style:name="ConditionalStyle_5f_98" style:display-name="ConditionalStyle_98" style:family="table-cell" style:parent-style-name="Default">
      <style:table-cell-properties fo:background-color="#fed341"/>
    </style:style>
    <style:style style:name="ConditionalStyle_5f_97" style:display-name="ConditionalStyle_97" style:family="table-cell" style:parent-style-name="Default">
      <style:table-cell-properties fo:background-color="#b7e1cd"/>
    </style:style>
    <style:style style:name="ConditionalStyle_5f_96" style:display-name="ConditionalStyle_96" style:family="table-cell" style:parent-style-name="Default">
      <style:table-cell-properties fo:background-color="#93c47d"/>
    </style:style>
    <style:style style:name="ConditionalStyle_5f_95" style:display-name="ConditionalStyle_95" style:family="table-cell" style:parent-style-name="Default">
      <style:table-cell-properties fo:background-color="#f4c7c3"/>
    </style:style>
    <style:style style:name="ConditionalStyle_5f_94" style:display-name="ConditionalStyle_94" style:family="table-cell" style:parent-style-name="Default">
      <style:table-cell-properties fo:background-color="#fce8b2"/>
    </style:style>
    <style:style style:name="ConditionalStyle_5f_93" style:display-name="ConditionalStyle_93" style:family="table-cell" style:parent-style-name="Default">
      <style:table-cell-properties fo:background-color="#fed341"/>
    </style:style>
    <style:style style:name="ConditionalStyle_5f_92" style:display-name="ConditionalStyle_92" style:family="table-cell" style:parent-style-name="Default">
      <style:table-cell-properties fo:background-color="#b7e1cd"/>
    </style:style>
    <style:style style:name="ConditionalStyle_5f_91" style:display-name="ConditionalStyle_91" style:family="table-cell" style:parent-style-name="Default">
      <style:table-cell-properties fo:background-color="#93c47d"/>
    </style:style>
    <style:style style:name="ConditionalStyle_5f_120" style:display-name="ConditionalStyle_120" style:family="table-cell" style:parent-style-name="Default">
      <style:table-cell-properties fo:background-color="#f4c7c3"/>
    </style:style>
    <style:style style:name="ConditionalStyle_5f_119" style:display-name="ConditionalStyle_119" style:family="table-cell" style:parent-style-name="Default">
      <style:table-cell-properties fo:background-color="#fce8b2"/>
    </style:style>
    <style:style style:name="ConditionalStyle_5f_118" style:display-name="ConditionalStyle_118" style:family="table-cell" style:parent-style-name="Default">
      <style:table-cell-properties fo:background-color="#fed341"/>
    </style:style>
    <style:style style:name="ConditionalStyle_5f_117" style:display-name="ConditionalStyle_117" style:family="table-cell" style:parent-style-name="Default">
      <style:table-cell-properties fo:background-color="#b7e1cd"/>
    </style:style>
    <style:style style:name="ConditionalStyle_5f_116" style:display-name="ConditionalStyle_116" style:family="table-cell" style:parent-style-name="Default">
      <style:table-cell-properties fo:background-color="#93c47d"/>
    </style:style>
    <style:style style:name="ConditionalStyle_5f_115" style:display-name="ConditionalStyle_115" style:family="table-cell" style:parent-style-name="Default">
      <style:table-cell-properties fo:background-color="#f4c7c3"/>
    </style:style>
    <style:style style:name="ConditionalStyle_5f_114" style:display-name="ConditionalStyle_114" style:family="table-cell" style:parent-style-name="Default">
      <style:table-cell-properties fo:background-color="#fce8b2"/>
    </style:style>
    <style:style style:name="ConditionalStyle_5f_113" style:display-name="ConditionalStyle_113" style:family="table-cell" style:parent-style-name="Default">
      <style:table-cell-properties fo:background-color="#fed341"/>
    </style:style>
    <style:style style:name="ConditionalStyle_5f_112" style:display-name="ConditionalStyle_112" style:family="table-cell" style:parent-style-name="Default">
      <style:table-cell-properties fo:background-color="#b7e1cd"/>
    </style:style>
    <style:style style:name="ConditionalStyle_5f_111" style:display-name="ConditionalStyle_111" style:family="table-cell" style:parent-style-name="Default">
      <style:table-cell-properties fo:background-color="#93c47d"/>
    </style:style>
    <style:style style:name="ConditionalStyle_5f_90" style:display-name="ConditionalStyle_90" style:family="table-cell" style:parent-style-name="Default">
      <style:table-cell-properties fo:background-color="#f4c7c3"/>
    </style:style>
    <style:style style:name="ConditionalStyle_5f_89" style:display-name="ConditionalStyle_89" style:family="table-cell" style:parent-style-name="Default">
      <style:table-cell-properties fo:background-color="#fce8b2"/>
    </style:style>
    <style:style style:name="ConditionalStyle_5f_88" style:display-name="ConditionalStyle_88" style:family="table-cell" style:parent-style-name="Default">
      <style:table-cell-properties fo:background-color="#fed341"/>
    </style:style>
    <style:style style:name="ConditionalStyle_5f_87" style:display-name="ConditionalStyle_87" style:family="table-cell" style:parent-style-name="Default">
      <style:table-cell-properties fo:background-color="#b7e1cd"/>
    </style:style>
    <style:style style:name="ConditionalStyle_5f_86" style:display-name="ConditionalStyle_86" style:family="table-cell" style:parent-style-name="Default">
      <style:table-cell-properties fo:background-color="#93c47d"/>
    </style:style>
    <style:style style:name="ConditionalStyle_5f_85" style:display-name="ConditionalStyle_85" style:family="table-cell" style:parent-style-name="Default">
      <style:table-cell-properties fo:background-color="#f4c7c3"/>
    </style:style>
    <style:style style:name="ConditionalStyle_5f_84" style:display-name="ConditionalStyle_84" style:family="table-cell" style:parent-style-name="Default">
      <style:table-cell-properties fo:background-color="#fce8b2"/>
    </style:style>
    <style:style style:name="ConditionalStyle_5f_83" style:display-name="ConditionalStyle_83" style:family="table-cell" style:parent-style-name="Default">
      <style:table-cell-properties fo:background-color="#fed341"/>
    </style:style>
    <style:style style:name="ConditionalStyle_5f_82" style:display-name="ConditionalStyle_82" style:family="table-cell" style:parent-style-name="Default">
      <style:table-cell-properties fo:background-color="#b7e1cd"/>
    </style:style>
    <style:style style:name="ConditionalStyle_5f_81" style:display-name="ConditionalStyle_81" style:family="table-cell" style:parent-style-name="Default">
      <style:table-cell-properties fo:background-color="#93c47d"/>
    </style:style>
    <style:style style:name="ConditionalStyle_5f_80" style:display-name="ConditionalStyle_80" style:family="table-cell" style:parent-style-name="Default">
      <style:table-cell-properties fo:background-color="#f4c7c3"/>
    </style:style>
    <style:style style:name="ConditionalStyle_5f_79" style:display-name="ConditionalStyle_79" style:family="table-cell" style:parent-style-name="Default">
      <style:table-cell-properties fo:background-color="#fce8b2"/>
    </style:style>
    <style:style style:name="ConditionalStyle_5f_78" style:display-name="ConditionalStyle_78" style:family="table-cell" style:parent-style-name="Default">
      <style:table-cell-properties fo:background-color="#fed341"/>
    </style:style>
    <style:style style:name="ConditionalStyle_5f_77" style:display-name="ConditionalStyle_77" style:family="table-cell" style:parent-style-name="Default">
      <style:table-cell-properties fo:background-color="#b7e1cd"/>
    </style:style>
    <style:style style:name="ConditionalStyle_5f_76" style:display-name="ConditionalStyle_76" style:family="table-cell" style:parent-style-name="Default">
      <style:table-cell-properties fo:background-color="#93c47d"/>
    </style:style>
    <style:style style:name="ConditionalStyle_5f_75" style:display-name="ConditionalStyle_75" style:family="table-cell" style:parent-style-name="Default">
      <style:table-cell-properties fo:background-color="#f4c7c3"/>
    </style:style>
    <style:style style:name="ConditionalStyle_5f_74" style:display-name="ConditionalStyle_74" style:family="table-cell" style:parent-style-name="Default">
      <style:table-cell-properties fo:background-color="#fce8b2"/>
    </style:style>
    <style:style style:name="ConditionalStyle_5f_73" style:display-name="ConditionalStyle_73" style:family="table-cell" style:parent-style-name="Default">
      <style:table-cell-properties fo:background-color="#fed341"/>
    </style:style>
    <style:style style:name="ConditionalStyle_5f_72" style:display-name="ConditionalStyle_72" style:family="table-cell" style:parent-style-name="Default">
      <style:table-cell-properties fo:background-color="#b7e1cd"/>
    </style:style>
    <style:style style:name="ConditionalStyle_5f_71" style:display-name="ConditionalStyle_71" style:family="table-cell" style:parent-style-name="Default">
      <style:table-cell-properties fo:background-color="#93c47d"/>
    </style:style>
    <style:style style:name="ConditionalStyle_5f_70" style:display-name="ConditionalStyle_70" style:family="table-cell" style:parent-style-name="Default">
      <style:table-cell-properties fo:background-color="#f4c7c3"/>
    </style:style>
    <style:style style:name="ConditionalStyle_5f_69" style:display-name="ConditionalStyle_69" style:family="table-cell" style:parent-style-name="Default">
      <style:table-cell-properties fo:background-color="#fce8b2"/>
    </style:style>
    <style:style style:name="ConditionalStyle_5f_68" style:display-name="ConditionalStyle_68" style:family="table-cell" style:parent-style-name="Default">
      <style:table-cell-properties fo:background-color="#fed341"/>
    </style:style>
    <style:style style:name="ConditionalStyle_5f_67" style:display-name="ConditionalStyle_67" style:family="table-cell" style:parent-style-name="Default">
      <style:table-cell-properties fo:background-color="#b7e1cd"/>
    </style:style>
    <style:style style:name="ConditionalStyle_5f_66" style:display-name="ConditionalStyle_66" style:family="table-cell" style:parent-style-name="Default">
      <style:table-cell-properties fo:background-color="#93c47d"/>
    </style:style>
    <style:style style:name="ConditionalStyle_5f_65" style:display-name="ConditionalStyle_65" style:family="table-cell" style:parent-style-name="Default">
      <style:table-cell-properties fo:background-color="#f4c7c3"/>
    </style:style>
    <style:style style:name="ConditionalStyle_5f_64" style:display-name="ConditionalStyle_64" style:family="table-cell" style:parent-style-name="Default">
      <style:table-cell-properties fo:background-color="#fce8b2"/>
    </style:style>
    <style:style style:name="ConditionalStyle_5f_63" style:display-name="ConditionalStyle_63" style:family="table-cell" style:parent-style-name="Default">
      <style:table-cell-properties fo:background-color="#fed341"/>
    </style:style>
    <style:style style:name="ConditionalStyle_5f_62" style:display-name="ConditionalStyle_62" style:family="table-cell" style:parent-style-name="Default">
      <style:table-cell-properties fo:background-color="#b7e1cd"/>
    </style:style>
    <style:style style:name="ConditionalStyle_5f_61" style:display-name="ConditionalStyle_61" style:family="table-cell" style:parent-style-name="Default">
      <style:table-cell-properties fo:background-color="#93c47d"/>
    </style:style>
    <style:style style:name="ConditionalStyle_5f_110" style:display-name="ConditionalStyle_110" style:family="table-cell" style:parent-style-name="Default">
      <style:table-cell-properties fo:background-color="#f4c7c3"/>
    </style:style>
    <style:style style:name="ConditionalStyle_5f_109" style:display-name="ConditionalStyle_109" style:family="table-cell" style:parent-style-name="Default">
      <style:table-cell-properties fo:background-color="#fce8b2"/>
    </style:style>
    <style:style style:name="ConditionalStyle_5f_108" style:display-name="ConditionalStyle_108" style:family="table-cell" style:parent-style-name="Default">
      <style:table-cell-properties fo:background-color="#fed341"/>
    </style:style>
    <style:style style:name="ConditionalStyle_5f_107" style:display-name="ConditionalStyle_107" style:family="table-cell" style:parent-style-name="Default">
      <style:table-cell-properties fo:background-color="#b7e1cd"/>
    </style:style>
    <style:style style:name="ConditionalStyle_5f_106" style:display-name="ConditionalStyle_106" style:family="table-cell" style:parent-style-name="Default">
      <style:table-cell-properties fo:background-color="#93c47d"/>
    </style:style>
    <style:style style:name="ConditionalStyle_5f_105" style:display-name="ConditionalStyle_105" style:family="table-cell" style:parent-style-name="Default">
      <style:table-cell-properties fo:background-color="#f4c7c3"/>
    </style:style>
    <style:style style:name="ConditionalStyle_5f_104" style:display-name="ConditionalStyle_104" style:family="table-cell" style:parent-style-name="Default">
      <style:table-cell-properties fo:background-color="#fce8b2"/>
    </style:style>
    <style:style style:name="ConditionalStyle_5f_103" style:display-name="ConditionalStyle_103" style:family="table-cell" style:parent-style-name="Default">
      <style:table-cell-properties fo:background-color="#fed341"/>
    </style:style>
    <style:style style:name="ConditionalStyle_5f_102" style:display-name="ConditionalStyle_102" style:family="table-cell" style:parent-style-name="Default">
      <style:table-cell-properties fo:background-color="#b7e1cd"/>
    </style:style>
    <style:style style:name="ConditionalStyle_5f_101" style:display-name="ConditionalStyle_101" style:family="table-cell" style:parent-style-name="Default">
      <style:table-cell-properties fo:background-color="#93c47d"/>
    </style:style>
    <style:style style:name="ConditionalStyle_5f_30" style:display-name="ConditionalStyle_30" style:family="table-cell" style:parent-style-name="Default">
      <style:table-cell-properties fo:background-color="#f4c7c3"/>
    </style:style>
    <style:style style:name="ConditionalStyle_5f_29" style:display-name="ConditionalStyle_29" style:family="table-cell" style:parent-style-name="Default">
      <style:table-cell-properties fo:background-color="#fce8b2"/>
    </style:style>
    <style:style style:name="ConditionalStyle_5f_28" style:display-name="ConditionalStyle_28" style:family="table-cell" style:parent-style-name="Default">
      <style:table-cell-properties fo:background-color="#fed341"/>
    </style:style>
    <style:style style:name="ConditionalStyle_5f_27" style:display-name="ConditionalStyle_27" style:family="table-cell" style:parent-style-name="Default">
      <style:table-cell-properties fo:background-color="#b7e1cd"/>
    </style:style>
    <style:style style:name="ConditionalStyle_5f_26" style:display-name="ConditionalStyle_26" style:family="table-cell" style:parent-style-name="Default">
      <style:table-cell-properties fo:background-color="#93c47d"/>
    </style:style>
    <style:style style:name="ConditionalStyle_5f_25" style:display-name="ConditionalStyle_25" style:family="table-cell" style:parent-style-name="Default">
      <style:table-cell-properties fo:background-color="#f4c7c3"/>
    </style:style>
    <style:style style:name="ConditionalStyle_5f_24" style:display-name="ConditionalStyle_24" style:family="table-cell" style:parent-style-name="Default">
      <style:table-cell-properties fo:background-color="#fce8b2"/>
    </style:style>
    <style:style style:name="ConditionalStyle_5f_23" style:display-name="ConditionalStyle_23" style:family="table-cell" style:parent-style-name="Default">
      <style:table-cell-properties fo:background-color="#fed341"/>
    </style:style>
    <style:style style:name="ConditionalStyle_5f_22" style:display-name="ConditionalStyle_22" style:family="table-cell" style:parent-style-name="Default">
      <style:table-cell-properties fo:background-color="#b7e1cd"/>
    </style:style>
    <style:style style:name="ConditionalStyle_5f_21" style:display-name="ConditionalStyle_21" style:family="table-cell" style:parent-style-name="Default">
      <style:table-cell-properties fo:background-color="#93c47d"/>
    </style:style>
    <style:style style:name="ConditionalStyle_5f_40" style:display-name="ConditionalStyle_40" style:family="table-cell" style:parent-style-name="Default">
      <style:table-cell-properties fo:background-color="#f4c7c3"/>
    </style:style>
    <style:style style:name="ConditionalStyle_5f_39" style:display-name="ConditionalStyle_39" style:family="table-cell" style:parent-style-name="Default">
      <style:table-cell-properties fo:background-color="#fce8b2"/>
    </style:style>
    <style:style style:name="ConditionalStyle_5f_38" style:display-name="ConditionalStyle_38" style:family="table-cell" style:parent-style-name="Default">
      <style:table-cell-properties fo:background-color="#fed341"/>
    </style:style>
    <style:style style:name="ConditionalStyle_5f_37" style:display-name="ConditionalStyle_37" style:family="table-cell" style:parent-style-name="Default">
      <style:table-cell-properties fo:background-color="#b7e1cd"/>
    </style:style>
    <style:style style:name="ConditionalStyle_5f_36" style:display-name="ConditionalStyle_36" style:family="table-cell" style:parent-style-name="Default">
      <style:table-cell-properties fo:background-color="#93c47d"/>
    </style:style>
    <style:style style:name="ConditionalStyle_5f_35" style:display-name="ConditionalStyle_35" style:family="table-cell" style:parent-style-name="Default">
      <style:table-cell-properties fo:background-color="#f4c7c3"/>
    </style:style>
    <style:style style:name="ConditionalStyle_5f_34" style:display-name="ConditionalStyle_34" style:family="table-cell" style:parent-style-name="Default">
      <style:table-cell-properties fo:background-color="#fce8b2"/>
    </style:style>
    <style:style style:name="ConditionalStyle_5f_33" style:display-name="ConditionalStyle_33" style:family="table-cell" style:parent-style-name="Default">
      <style:table-cell-properties fo:background-color="#fed341"/>
    </style:style>
    <style:style style:name="ConditionalStyle_5f_32" style:display-name="ConditionalStyle_32" style:family="table-cell" style:parent-style-name="Default">
      <style:table-cell-properties fo:background-color="#b7e1cd"/>
    </style:style>
    <style:style style:name="ConditionalStyle_5f_31" style:display-name="ConditionalStyle_31" style:family="table-cell" style:parent-style-name="Default">
      <style:table-cell-properties fo:background-color="#93c47d"/>
    </style:style>
    <style:style style:name="ConditionalStyle_5f_60" style:display-name="ConditionalStyle_60" style:family="table-cell" style:parent-style-name="Default">
      <style:table-cell-properties fo:background-color="#f4c7c3"/>
    </style:style>
    <style:style style:name="ConditionalStyle_5f_59" style:display-name="ConditionalStyle_59" style:family="table-cell" style:parent-style-name="Default">
      <style:table-cell-properties fo:background-color="#fce8b2"/>
    </style:style>
    <style:style style:name="ConditionalStyle_5f_58" style:display-name="ConditionalStyle_58" style:family="table-cell" style:parent-style-name="Default">
      <style:table-cell-properties fo:background-color="#fed341"/>
    </style:style>
    <style:style style:name="ConditionalStyle_5f_57" style:display-name="ConditionalStyle_57" style:family="table-cell" style:parent-style-name="Default">
      <style:table-cell-properties fo:background-color="#b7e1cd"/>
    </style:style>
    <style:style style:name="ConditionalStyle_5f_56" style:display-name="ConditionalStyle_56" style:family="table-cell" style:parent-style-name="Default">
      <style:table-cell-properties fo:background-color="#93c47d"/>
    </style:style>
    <style:style style:name="ConditionalStyle_5f_55" style:display-name="ConditionalStyle_55" style:family="table-cell" style:parent-style-name="Default">
      <style:table-cell-properties fo:background-color="#f4c7c3"/>
    </style:style>
    <style:style style:name="ConditionalStyle_5f_54" style:display-name="ConditionalStyle_54" style:family="table-cell" style:parent-style-name="Default">
      <style:table-cell-properties fo:background-color="#fce8b2"/>
    </style:style>
    <style:style style:name="ConditionalStyle_5f_53" style:display-name="ConditionalStyle_53" style:family="table-cell" style:parent-style-name="Default">
      <style:table-cell-properties fo:background-color="#fed341"/>
    </style:style>
    <style:style style:name="ConditionalStyle_5f_52" style:display-name="ConditionalStyle_52" style:family="table-cell" style:parent-style-name="Default">
      <style:table-cell-properties fo:background-color="#b7e1cd"/>
    </style:style>
    <style:style style:name="ConditionalStyle_5f_51" style:display-name="ConditionalStyle_51" style:family="table-cell" style:parent-style-name="Default">
      <style:table-cell-properties fo:background-color="#93c47d"/>
    </style:style>
    <style:style style:name="ConditionalStyle_5f_20" style:display-name="ConditionalStyle_20" style:family="table-cell" style:parent-style-name="Default">
      <style:table-cell-properties fo:background-color="#f4c7c3"/>
    </style:style>
    <style:style style:name="ConditionalStyle_5f_19" style:display-name="ConditionalStyle_19" style:family="table-cell" style:parent-style-name="Default">
      <style:table-cell-properties fo:background-color="#fce8b2"/>
    </style:style>
    <style:style style:name="ConditionalStyle_5f_18" style:display-name="ConditionalStyle_18" style:family="table-cell" style:parent-style-name="Default">
      <style:table-cell-properties fo:background-color="#fed341"/>
    </style:style>
    <style:style style:name="ConditionalStyle_5f_17" style:display-name="ConditionalStyle_17" style:family="table-cell" style:parent-style-name="Default">
      <style:table-cell-properties fo:background-color="#b7e1cd"/>
    </style:style>
    <style:style style:name="ConditionalStyle_5f_16" style:display-name="ConditionalStyle_16" style:family="table-cell" style:parent-style-name="Default">
      <style:table-cell-properties fo:background-color="#93c47d"/>
    </style:style>
    <style:style style:name="ConditionalStyle_5f_15" style:display-name="ConditionalStyle_15" style:family="table-cell" style:parent-style-name="Default">
      <style:table-cell-properties fo:background-color="#f4c7c3"/>
    </style:style>
    <style:style style:name="ConditionalStyle_5f_14" style:display-name="ConditionalStyle_14" style:family="table-cell" style:parent-style-name="Default">
      <style:table-cell-properties fo:background-color="#fce8b2"/>
    </style:style>
    <style:style style:name="ConditionalStyle_5f_13" style:display-name="ConditionalStyle_13" style:family="table-cell" style:parent-style-name="Default">
      <style:table-cell-properties fo:background-color="#fed341"/>
    </style:style>
    <style:style style:name="ConditionalStyle_5f_12" style:display-name="ConditionalStyle_12" style:family="table-cell" style:parent-style-name="Default">
      <style:table-cell-properties fo:background-color="#b7e1cd"/>
    </style:style>
    <style:style style:name="ConditionalStyle_5f_11" style:display-name="ConditionalStyle_11" style:family="table-cell" style:parent-style-name="Default">
      <style:table-cell-properties fo:background-color="#93c47d"/>
    </style:style>
    <style:style style:name="ConditionalStyle_5f_50" style:display-name="ConditionalStyle_50" style:family="table-cell" style:parent-style-name="Default">
      <style:table-cell-properties fo:background-color="#f4c7c3"/>
    </style:style>
    <style:style style:name="ConditionalStyle_5f_49" style:display-name="ConditionalStyle_49" style:family="table-cell" style:parent-style-name="Default">
      <style:table-cell-properties fo:background-color="#fce8b2"/>
    </style:style>
    <style:style style:name="ConditionalStyle_5f_48" style:display-name="ConditionalStyle_48" style:family="table-cell" style:parent-style-name="Default">
      <style:table-cell-properties fo:background-color="#fed341"/>
    </style:style>
    <style:style style:name="ConditionalStyle_5f_47" style:display-name="ConditionalStyle_47" style:family="table-cell" style:parent-style-name="Default">
      <style:table-cell-properties fo:background-color="#b7e1cd"/>
    </style:style>
    <style:style style:name="ConditionalStyle_5f_46" style:display-name="ConditionalStyle_46" style:family="table-cell" style:parent-style-name="Default">
      <style:table-cell-properties fo:background-color="#93c47d"/>
    </style:style>
    <style:style style:name="ConditionalStyle_5f_45" style:display-name="ConditionalStyle_45" style:family="table-cell" style:parent-style-name="Default">
      <style:table-cell-properties fo:background-color="#f4c7c3"/>
    </style:style>
    <style:style style:name="ConditionalStyle_5f_44" style:display-name="ConditionalStyle_44" style:family="table-cell" style:parent-style-name="Default">
      <style:table-cell-properties fo:background-color="#fce8b2"/>
    </style:style>
    <style:style style:name="ConditionalStyle_5f_43" style:display-name="ConditionalStyle_43" style:family="table-cell" style:parent-style-name="Default">
      <style:table-cell-properties fo:background-color="#fed341"/>
    </style:style>
    <style:style style:name="ConditionalStyle_5f_42" style:display-name="ConditionalStyle_42" style:family="table-cell" style:parent-style-name="Default">
      <style:table-cell-properties fo:background-color="#b7e1cd"/>
    </style:style>
    <style:style style:name="ConditionalStyle_5f_41" style:display-name="ConditionalStyle_41" style:family="table-cell" style:parent-style-name="Default">
      <style:table-cell-properties fo:background-color="#93c47d"/>
    </style:style>
    <style:style style:name="ConditionalStyle_5f_10" style:display-name="ConditionalStyle_10" style:family="table-cell" style:parent-style-name="Default">
      <style:table-cell-properties fo:background-color="#f4c7c3"/>
    </style:style>
    <style:style style:name="ConditionalStyle_5f_9" style:display-name="ConditionalStyle_9" style:family="table-cell" style:parent-style-name="Default">
      <style:table-cell-properties fo:background-color="#fce8b2"/>
    </style:style>
    <style:style style:name="ConditionalStyle_5f_8" style:display-name="ConditionalStyle_8" style:family="table-cell" style:parent-style-name="Default">
      <style:table-cell-properties fo:background-color="#fed341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93c47d"/>
    </style:style>
    <style:style style:name="ConditionalStyle_5f_5" style:display-name="ConditionalStyle_5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fed341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1" style:display-name="ConditionalStyle_1" style:family="table-cell" style:parent-style-name="Default">
      <style:table-cell-properties fo:background-color="#93c47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zo" style:display-name="PageStyle_Marz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ro" style:display-name="PageStyle_En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il" style:display-name="PageStyle_Ab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o" style:display-name="PageStyle_May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o" style:display-name="PageStyle_Jun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ero" style:display-name="PageStyle_Febre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ubre" style:display-name="PageStyle_Octub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iembre" style:display-name="PageStyle_Septiemb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iembre" style:display-name="PageStyle_Noviemb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sto" style:display-name="PageStyle_Ago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iembre" style:display-name="PageStyle_Diciemb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o" style:display-name="PageStyle_Jul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cío García Algora</dc:creator>
    <meta:creation-date>2019-06-03T15:24:53</meta:creation-date>
    <dc:date>2019-06-03T15:33:16</dc:date>
    <meta:generator>LibreOffice/5.1.6.2$Linux_X86_64 LibreOffice_project/10m0$Build-2</meta:generator>
    <meta:document-statistic meta:table-count="12" meta:cell-count="8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